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/>
    </style:style>
    <style:style style:name="T1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emutatkozik az OpenOffice.org irodai programcsomag</text:h>
      <text:p text:style-name="P2"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/text:p>
      <text:p text:style-name="P2">Kiváló magyar helyesírás-ellenőrzővel és elválasztáskezelővel rendelkezik, ezek a funkciók természetesen más nyelvekhez is elérhetők. Az új dokumentumok készítését számos sablon és clipart kép teszi könnyűvé. A programcsomag használatának elsajátítását, illetve a más irodai programcsomagról történő átállást magyar nyelvű részletes tippek és súgó segíti.</text:p>
      <text:p text:style-name="P2">A már meglévő dokumentumok néhány megkötéssel egyszerűen alakíthatóak át az új, XML alapú OpenDocument formátumra, amely a legkorszerűbb, szabványos formátum (ISO/IEC 26300) irodai programcsomagok számára. Ezt a formátumot az Európai Unió is ajánlja tagországai számára. Az OASIS – amely az OpenDocument formátum fejlesztői közössége – többek között olyan vezető informatikai vállalatok támogatását élvezi, mint a Sun Microsystems, a Novell és az IBM. Az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penOffice.org technikai támogatása önkéntes, közösség alapú és nem garantált.</text:p>
      <text:p text:style-name="P2">Több tízmillió felhasználó használja világszerte az OpenOffice.org-ot nagy megelégedéssel, s mind a magánszféra, mind a vállalti szegmens nagyra értékeli az OpenOffice.org előnyeit. Az állami szegmensben is egyre népszerűbb ez az irodai csomag, külföldről hónapról-hónapra érkeznek hírek az OpenOffice.org-ra átálló minisztériumokról, önkormányzatokról és egyéb állami szervekről. Magyarországon OpenOffice.org irodai programcsomagot használ többek között a Fővárosi Bíróság, Törökbálint Nagyközség Polgármesteri Hivatala, Szeged Város Polgármesteri Hivatala. Újdonság, hogy most már az érettségi is letehető az OpenOffice.org irodai programcsomag segítségével.</text:p>
      <text:p text:style-name="P2">Használja az OpenOffice.org-ot bármilyen célra – magán, oktatási, állami, kereskedelmi – ingyenesen és adja tovább családtagjainak, barátjainak, tanulóinak, kollégáinak – így elkerülhet minden irodai szoftver licenceléssel kapcsolatos problémát.</text:p>
      <text:p text:style-name="P2">Azonban a most megismert lehetőségek még szélesebb skáláját nyújtja az OxygenOffice Professional. Az O<text:span text:style-name="T1">xygenOffice Professional </text:span>logikus továbbfejlesztése az OpenOffice.org irodai programcsomagnak, amely – a haza igényeknek megfelelően – további clipart képeket, magyar nyelvű sablonokat, ékezethelyes betűtípusokat valamint egy részletes tankönyvet is tartalmaz – az OpenOffice.org-gal megegyező terjesztési feltételek mellett – teljesen ingyen...</text:p>
      <text:p text:style-name="P2">További részleteket megtudhat az OpenOffice.org magyar honlapján:</text:p>
      <text:p text:style-name="Text_20_body"><text:a xlink:type="simple" xlink:href="http://hu.openoffice.org/"><text:span text:style-name="T1">http://hu.openoffice.org/</text:span></text:a></text:p>
      <text:p text:style-name="Text_20_body"><text:span text:style-name="T1">Az OpenOffice.org irodai programcsomag kibővített változatát az OxygenOffice Professional honlapjáról töltheti le:</text:span></text:p>
      <text:p text:style-name="Text_20_body"><text:a xlink:type="simple" xlink:href="http://ooop.sf.net/"><text:span text:style-name="T1">http://ooop.sf.net/</text:span></text:a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fo:text-align="justify" style:justify-single-word="false" fo:hyphenation-ladder-count="3" style:shadow="none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fo:padding="0in" fo:border="none" style:shadow="none">
        <style:background-image/>
      </style:paragraph-properties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Bemutatkozik az OpenOffice.org irodai programcsomag</dc:title>
    <dc:subject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/dc:subject>
    <meta:creation-date>2006-05-27T06:18:20</meta:creation-date>
    <dc:date>2007-05-15T12:31:52</dc:date>
    <dc:language>hu-HU</dc:language>
    <meta:editing-cycles>42</meta:editing-cycles>
    <meta:editing-duration>PT5H3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90" meta:character-count="3366"/>
  </office:meta>
</office:document-meta>
</file>